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Integer_5f_types" style:display-name="Integer_types" style:family="table">
      <style:table-properties style:width="6.925in" table:align="margins"/>
    </style:style>
    <style:style style:name="Integer_5f_types.A" style:display-name="Integer_types.A" style:family="table-column">
      <style:table-column-properties style:column-width="1.7313in" style:rel-column-width="16383*"/>
    </style:style>
    <style:style style:name="Integer_5f_types.D" style:display-name="Integer_types.D" style:family="table-column">
      <style:table-column-properties style:column-width="1.7313in" style:rel-column-width="16386*"/>
    </style:style>
    <style:style style:name="Integer_5f_types.A1" style:display-name="Integer_types.A1" style:family="table-cell">
      <style:table-cell-properties fo:padding="0.0382in" fo:border-left="0.05pt solid #000000" fo:border-right="none" fo:border-top="0.05pt solid #000000" fo:border-bottom="none"/>
    </style:style>
    <style:style style:name="Integer_5f_types.D1" style:display-name="Integer_types.D1" style:family="table-cell">
      <style:table-cell-properties fo:padding="0.0382in" fo:border-left="0.05pt solid #000000" fo:border-right="0.05pt solid #000000" fo:border-top="0.05pt solid #000000" fo:border-bottom="none"/>
    </style:style>
    <style:style style:name="Integer_5f_types.A2" style:display-name="Integer_types.A2" style:family="table-cell">
      <style:table-cell-properties fo:padding="0.0382in" fo:border-left="0.05pt solid #000000" fo:border-right="none" fo:border-top="none" fo:border-bottom="none"/>
    </style:style>
    <style:style style:name="Integer_5f_types.D2" style:display-name="Integer_types.D2" style:family="table-cell">
      <style:table-cell-properties fo:padding="0.0382in" fo:border-left="0.05pt solid #000000" fo:border-right="0.05pt solid #000000" fo:border-top="none" fo:border-bottom="none"/>
    </style:style>
    <style:style style:name="Integer_5f_types.A9" style:display-name="Integer_types.A9" style:family="table-cell">
      <style:table-cell-properties fo:padding="0.0382in" fo:border-left="0.05pt solid #000000" fo:border-right="none" fo:border-top="none" fo:border-bottom="0.05pt solid #000000"/>
    </style:style>
    <style:style style:name="Integer_5f_types.D9" style:display-name="Integer_types.D9" style:family="table-cell">
      <style:table-cell-properties fo:padding="0.0382in" fo:border-left="0.05pt solid #000000" fo:border-right="0.05pt solid #000000" fo:border-top="none" fo:border-bottom="0.05pt solid #000000"/>
    </style:style>
    <style:style style:name="floating_5f_point_5f_table" style:display-name="floating_point_table" style:family="table">
      <style:table-properties style:width="6.925in" table:align="margins"/>
    </style:style>
    <style:style style:name="floating_5f_point_5f_table.A" style:display-name="floating_point_table.A" style:family="table-column">
      <style:table-column-properties style:column-width="1.3847in" style:rel-column-width="13107*"/>
    </style:style>
    <style:style style:name="floating_5f_point_5f_table.A1" style:display-name="floating_point_table.A1" style:family="table-cell">
      <style:table-cell-properties fo:padding="0.0382in" fo:border-left="0.05pt solid #000000" fo:border-right="none" fo:border-top="0.05pt solid #000000" fo:border-bottom="0.05pt solid #000000"/>
    </style:style>
    <style:style style:name="floating_5f_point_5f_table.E1" style:display-name="floating_point_table.E1" style:family="table-cell">
      <style:table-cell-properties fo:padding="0.0382in" fo:border="0.05pt solid #000000"/>
    </style:style>
    <style:style style:name="floating_5f_point_5f_table.A2" style:display-name="floating_point_table.A2" style:family="table-cell">
      <style:table-cell-properties fo:padding="0.0382in" fo:border-left="0.05pt solid #000000" fo:border-right="none" fo:border-top="none" fo:border-bottom="0.05pt solid #000000"/>
    </style:style>
    <style:style style:name="floating_5f_point_5f_table.E2" style:display-name="floating_point_table.E2" style:family="table-cell">
      <style:table-cell-properties fo:padding="0.0382in" fo:border-left="0.05pt solid #000000" fo:border-right="0.05pt solid #000000" fo:border-top="none" fo:border-bottom="0.05pt solid #000000"/>
    </style:style>
    <style:style style:name="decimal_5f_table" style:display-name="decimal_table" style:family="table">
      <style:table-properties style:width="6.925in" table:align="margins"/>
    </style:style>
    <style:style style:name="decimal_5f_table.A" style:display-name="decimal_table.A" style:family="table-column">
      <style:table-column-properties style:column-width="1.3847in" style:rel-column-width="13107*"/>
    </style:style>
    <style:style style:name="decimal_5f_table.A1" style:display-name="decimal_table.A1" style:family="table-cell">
      <style:table-cell-properties fo:padding="0.0382in" fo:border-left="0.05pt solid #000000" fo:border-right="none" fo:border-top="0.05pt solid #000000" fo:border-bottom="0.05pt solid #000000"/>
    </style:style>
    <style:style style:name="decimal_5f_table.E1" style:display-name="decimal_table.E1" style:family="table-cell">
      <style:table-cell-properties fo:padding="0.0382in" fo:border="0.05pt solid #000000"/>
    </style:style>
    <style:style style:name="decimal_5f_table.A2" style:display-name="decimal_table.A2" style:family="table-cell">
      <style:table-cell-properties fo:padding="0.0382in" fo:border-left="0.05pt solid #000000" fo:border-right="none" fo:border-top="none" fo:border-bottom="0.05pt solid #000000"/>
    </style:style>
    <style:style style:name="decimal_5f_table.E2" style:display-name="decimal_table.E2" style:family="table-cell">
      <style:table-cell-properties fo:padding="0.0382in" fo:border-left="0.05pt solid #000000" fo:border-right="0.05pt solid #000000" fo:border-top="none" fo:border-bottom="0.05pt solid #000000"/>
    </style:style>
    <style:style style:name="boolean_5f_table" style:display-name="boolean_table" style:family="table">
      <style:table-properties style:width="6.925in" table:align="margins"/>
    </style:style>
    <style:style style:name="boolean_5f_table.A" style:display-name="boolean_table.A" style:family="table-column">
      <style:table-column-properties style:column-width="1.3847in" style:rel-column-width="13107*"/>
    </style:style>
    <style:style style:name="boolean_5f_table.A1" style:display-name="boolean_table.A1" style:family="table-cell">
      <style:table-cell-properties fo:padding="0.0382in" fo:border-left="0.05pt solid #000000" fo:border-right="none" fo:border-top="0.05pt solid #000000" fo:border-bottom="0.05pt solid #000000"/>
    </style:style>
    <style:style style:name="boolean_5f_table.E1" style:display-name="boolean_table.E1" style:family="table-cell">
      <style:table-cell-properties fo:padding="0.0382in" fo:border="0.05pt solid #000000"/>
    </style:style>
    <style:style style:name="boolean_5f_table.A2" style:display-name="boolean_table.A2" style:family="table-cell">
      <style:table-cell-properties fo:padding="0.0382in" fo:border-left="0.05pt solid #000000" fo:border-right="none" fo:border-top="none" fo:border-bottom="0.05pt solid #000000"/>
    </style:style>
    <style:style style:name="boolean_5f_table.E2" style:display-name="boolean_table.E2" style:family="table-cell">
      <style:table-cell-properties fo:padding="0.0382in" fo:border-left="0.05pt solid #000000" fo:border-right="0.05pt solid #000000" fo:border-top="none" fo:border-bottom="0.05pt solid #000000"/>
    </style:style>
    <style:style style:name="char_5f_table" style:display-name="char_table" style:family="table">
      <style:table-properties style:width="6.925in" table:align="margins"/>
    </style:style>
    <style:style style:name="char_5f_table.A" style:display-name="char_table.A" style:family="table-column">
      <style:table-column-properties style:column-width="2.3083in" style:rel-column-width="21845*"/>
    </style:style>
    <style:style style:name="char_5f_table.A1" style:display-name="char_table.A1" style:family="table-cell">
      <style:table-cell-properties fo:padding="0.0382in" fo:border-left="0.05pt solid #000000" fo:border-right="none" fo:border-top="0.05pt solid #000000" fo:border-bottom="0.05pt solid #000000"/>
    </style:style>
    <style:style style:name="char_5f_table.C1" style:display-name="char_table.C1" style:family="table-cell">
      <style:table-cell-properties fo:padding="0.0382in" fo:border="0.05pt solid #000000"/>
    </style:style>
    <style:style style:name="char_5f_table.A2" style:display-name="char_table.A2" style:family="table-cell">
      <style:table-cell-properties fo:padding="0.0382in" fo:border-left="0.05pt solid #000000" fo:border-right="none" fo:border-top="none" fo:border-bottom="0.05pt solid #000000"/>
    </style:style>
    <style:style style:name="char_5f_table.C2" style:display-name="char_table.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redifined_5f_ref" style:display-name="predifined_ref" style:family="table">
      <style:table-properties style:width="6.925in" table:align="margins"/>
    </style:style>
    <style:style style:name="predifined_5f_ref.A" style:display-name="predifined_ref.A" style:family="table-column">
      <style:table-column-properties style:column-width="2.3083in" style:rel-column-width="21845*"/>
    </style:style>
    <style:style style:name="predifined_5f_ref.A1" style:display-name="predifined_ref.A1" style:family="table-cell">
      <style:table-cell-properties fo:padding="0.0382in" fo:border-left="0.05pt solid #000000" fo:border-right="none" fo:border-top="0.05pt solid #000000" fo:border-bottom="0.05pt solid #000000"/>
    </style:style>
    <style:style style:name="predifined_5f_ref.C1" style:display-name="predifined_ref.C1" style:family="table-cell">
      <style:table-cell-properties fo:padding="0.0382in" fo:border="0.05pt solid #000000"/>
    </style:style>
    <style:style style:name="predifined_5f_ref.A2" style:display-name="predifined_ref.A2" style:family="table-cell">
      <style:table-cell-properties fo:padding="0.0382in" fo:border-left="0.05pt solid #000000" fo:border-right="none" fo:border-top="none" fo:border-bottom="0.05pt solid #000000"/>
    </style:style>
    <style:style style:name="predifined_5f_ref.C2" style:display-name="predifined_ref.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Arial" fo:language="es" fo:country="MX" fo:font-weight="bold" officeooo:rsid="0008af4c" officeooo:paragraph-rsid="0008af4c" style:font-size-asian="10.5pt" style:font-weight-asian="bold" style:font-weight-complex="bold"/>
    </style:style>
    <style:style style:name="P2" style:family="paragraph" style:parent-style-name="Standard">
      <style:paragraph-properties fo:line-height="150%" fo:text-align="start" style:justify-single-word="false"/>
      <style:text-properties style:font-name="Arial" fo:font-size="11pt" fo:language="es" fo:country="MX" fo:font-weight="bold" officeooo:rsid="0008af4c" officeooo:paragraph-rsid="0008af4c" style:font-size-asian="9.60000038146973pt" style:font-weight-asian="bold" style:font-size-complex="11pt" style:font-weight-complex="bold"/>
    </style:style>
    <style:style style:name="P3" style:family="paragraph" style:parent-style-name="Standard">
      <style:paragraph-properties fo:line-height="150%" fo:text-align="start" style:justify-single-word="false"/>
      <style:text-properties style:font-name="Arial" fo:font-size="11pt" fo:language="es" fo:country="MX" fo:font-weight="bold" officeooo:rsid="000e98f6" officeooo:paragraph-rsid="000e98f6" style:font-size-asian="9.60000038146973pt" style:font-weight-asian="bold" style:font-size-complex="11pt" style:font-weight-complex="bold"/>
    </style:style>
    <style:style style:name="P4" style:family="paragraph" style:parent-style-name="Standard">
      <style:paragraph-properties fo:line-height="150%" fo:text-align="start" style:justify-single-word="false"/>
      <style:text-properties style:font-name="Arial" fo:font-size="11pt" fo:language="es" fo:country="MX" fo:font-weight="bold" officeooo:rsid="000f0dbe" officeooo:paragraph-rsid="000f0dbe" style:font-size-asian="9.60000038146973pt" style:font-weight-asian="bold" style:font-size-complex="11pt" style:font-weight-complex="bold"/>
    </style:style>
    <style:style style:name="P5" style:family="paragraph" style:parent-style-name="Standard">
      <style:paragraph-properties fo:line-height="150%" fo:text-align="start" style:justify-single-word="false"/>
      <style:text-properties style:font-name="Arial" fo:font-size="11pt" fo:language="es" fo:country="MX" fo:font-weight="bold" officeooo:rsid="000f65de" officeooo:paragraph-rsid="000f65de" style:font-size-asian="9.60000038146973pt" style:font-weight-asian="bold" style:font-size-complex="11pt" style:font-weight-complex="bold"/>
    </style:style>
    <style:style style:name="P6" style:family="paragraph" style:parent-style-name="Standard">
      <style:paragraph-properties fo:line-height="150%" fo:text-align="start" style:justify-single-word="false"/>
      <style:text-properties style:font-name="Arial" fo:font-size="11pt" fo:language="es" fo:country="MX" fo:font-weight="bold" officeooo:rsid="0011f2f4" officeooo:paragraph-rsid="0011f2f4" style:font-size-asian="9.60000038146973pt" style:font-weight-asian="bold" style:font-size-complex="11pt" style:font-weight-complex="bold"/>
    </style:style>
    <style:style style:name="P7" style:family="paragraph" style:parent-style-name="Standard">
      <style:paragraph-properties fo:line-height="150%" fo:text-align="start" style:justify-single-word="false"/>
      <style:text-properties style:font-name="Arial" fo:font-size="11pt" fo:language="es" fo:country="MX" fo:font-weight="bold" officeooo:rsid="00109855" officeooo:paragraph-rsid="00109855" style:font-size-asian="9.60000038146973pt" style:font-weight-asian="bold" style:font-size-complex="11pt" style:font-weight-complex="bold"/>
    </style:style>
    <style:style style:name="P8" style:family="paragraph" style:parent-style-name="Standard">
      <style:paragraph-properties fo:line-height="150%" fo:text-align="start" style:justify-single-word="false"/>
      <style:text-properties style:font-name="Arial" fo:font-size="11pt" fo:language="es" fo:country="MX" fo:font-weight="bold" officeooo:rsid="00165eb0" officeooo:paragraph-rsid="00165eb0" style:font-size-asian="9.60000038146973pt" style:font-weight-asian="bold" style:font-size-complex="11pt" style:font-weight-complex="bold"/>
    </style:style>
    <style:style style:name="P9" style:family="paragraph" style:parent-style-name="Standard">
      <style:paragraph-properties fo:line-height="150%" fo:text-align="start" style:justify-single-word="false"/>
      <style:text-properties style:font-name="Arial" fo:font-size="11pt" fo:language="es" fo:country="MX" fo:font-weight="bold" officeooo:rsid="001a4694" officeooo:paragraph-rsid="001a4694" style:font-size-asian="9.60000038146973pt" style:font-weight-asian="bold" style:font-size-complex="11pt" style:font-weight-complex="bold"/>
    </style:style>
    <style:style style:name="P10" style:family="paragraph" style:parent-style-name="Standard">
      <style:paragraph-properties fo:line-height="150%" fo:text-align="start" style:justify-single-word="false"/>
      <style:text-properties style:font-name="Arial" fo:font-size="11pt" fo:language="es" fo:country="MX" fo:font-weight="bold" officeooo:rsid="001c8f69" officeooo:paragraph-rsid="001c8f69" style:font-size-asian="9.60000038146973pt" style:font-weight-asian="bold" style:font-size-complex="11pt" style:font-weight-complex="bold"/>
    </style:style>
    <style:style style:name="P11" style:family="paragraph" style:parent-style-name="Standard">
      <style:paragraph-properties fo:line-height="150%" fo:text-align="start" style:justify-single-word="false"/>
      <style:text-properties style:font-name="Arial" fo:font-size="11pt" fo:language="es" fo:country="MX" fo:font-weight="bold" officeooo:rsid="001c9737" officeooo:paragraph-rsid="001c9737" style:font-size-asian="9.60000038146973pt" style:font-weight-asian="bold" style:font-size-complex="11pt" style:font-weight-complex="bold"/>
    </style:style>
    <style:style style:name="P12" style:family="paragraph" style:parent-style-name="Standard">
      <style:paragraph-properties fo:line-height="150%" fo:text-align="start" style:justify-single-word="false"/>
      <style:text-properties style:font-name="Arial" fo:font-size="11pt" fo:language="es" fo:country="MX" fo:font-weight="normal" officeooo:rsid="0008af4c" officeooo:paragraph-rsid="0008af4c" style:font-size-asian="9.60000038146973pt" style:font-weight-asian="normal" style:font-size-complex="11pt" style:font-weight-complex="normal"/>
    </style:style>
    <style:style style:name="P13" style:family="paragraph" style:parent-style-name="Standard">
      <style:paragraph-properties fo:line-height="150%" fo:text-align="start" style:justify-single-word="false"/>
      <style:text-properties style:font-name="Arial" fo:font-size="11pt" fo:language="es" fo:country="MX" fo:font-weight="normal" officeooo:rsid="0008af4c" officeooo:paragraph-rsid="000cd07c" style:font-size-asian="9.60000038146973pt" style:font-weight-asian="normal" style:font-size-complex="11pt" style:font-weight-complex="normal"/>
    </style:style>
    <style:style style:name="P14" style:family="paragraph" style:parent-style-name="Standard">
      <style:paragraph-properties fo:line-height="150%" fo:text-align="start" style:justify-single-word="false"/>
      <style:text-properties style:font-name="Arial" fo:font-size="11pt" fo:language="es" fo:country="MX" fo:font-weight="normal" officeooo:rsid="000cd07c" officeooo:paragraph-rsid="000cd07c" style:font-size-asian="9.60000038146973pt" style:font-weight-asian="normal" style:font-size-complex="11pt" style:font-weight-complex="normal"/>
    </style:style>
    <style:style style:name="P15" style:family="paragraph" style:parent-style-name="Standard">
      <style:paragraph-properties fo:line-height="150%" fo:text-align="start" style:justify-single-word="false"/>
      <style:text-properties style:font-name="Arial" fo:font-size="11pt" fo:language="es" fo:country="MX" fo:font-weight="normal" officeooo:rsid="000e98f6" officeooo:paragraph-rsid="000e98f6" style:font-size-asian="9.60000038146973pt" style:font-weight-asian="normal" style:font-size-complex="11pt" style:font-weight-complex="normal"/>
    </style:style>
    <style:style style:name="P16" style:family="paragraph" style:parent-style-name="Standard">
      <style:paragraph-properties fo:line-height="150%" fo:text-align="start" style:justify-single-word="false"/>
      <style:text-properties style:font-name="Arial" fo:font-size="11pt" fo:language="es" fo:country="MX" fo:font-weight="normal" officeooo:rsid="000f0dbe" officeooo:paragraph-rsid="000f0dbe" style:font-size-asian="9.60000038146973pt" style:font-weight-asian="normal" style:font-size-complex="11pt" style:font-weight-complex="normal"/>
    </style:style>
    <style:style style:name="P17" style:family="paragraph" style:parent-style-name="Standard">
      <style:paragraph-properties fo:line-height="150%" fo:text-align="start" style:justify-single-word="false"/>
      <style:text-properties style:font-name="Arial" fo:font-size="11pt" fo:language="es" fo:country="MX" fo:font-weight="normal" officeooo:rsid="000f0dbe" officeooo:paragraph-rsid="000f65de"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ext-properties style:font-name="Arial" fo:font-size="11pt" fo:language="es" fo:country="MX" fo:font-weight="normal" officeooo:rsid="000f65de" officeooo:paragraph-rsid="000f65de" style:font-size-asian="9.60000038146973pt" style:font-weight-asian="normal" style:font-size-complex="11pt" style:font-weight-complex="normal"/>
    </style:style>
    <style:style style:name="P19" style:family="paragraph" style:parent-style-name="Standard">
      <style:paragraph-properties fo:line-height="150%" fo:text-align="start" style:justify-single-word="false"/>
      <style:text-properties style:font-name="Arial" fo:font-size="11pt" fo:language="es" fo:country="MX" fo:font-weight="normal" officeooo:rsid="000f65de" officeooo:paragraph-rsid="000fcb80" style:font-size-asian="9.60000038146973pt" style:font-weight-asian="normal" style:font-size-complex="11pt" style:font-weight-complex="normal"/>
    </style:style>
    <style:style style:name="P20" style:family="paragraph" style:parent-style-name="Standard">
      <style:paragraph-properties fo:line-height="150%" fo:text-align="start" style:justify-single-word="false"/>
      <style:text-properties style:font-name="Arial" fo:font-size="11pt" fo:language="es" fo:country="MX" fo:font-weight="normal" officeooo:rsid="0011f2f4" officeooo:paragraph-rsid="0011f2f4" style:font-size-asian="9.60000038146973pt" style:font-weight-asian="normal" style:font-size-complex="11pt" style:font-weight-complex="normal"/>
    </style:style>
    <style:style style:name="P21" style:family="paragraph" style:parent-style-name="Standard">
      <style:paragraph-properties fo:line-height="150%" fo:text-align="start" style:justify-single-word="false"/>
      <style:text-properties style:font-name="Arial" fo:font-size="11pt" fo:language="es" fo:country="MX" fo:font-weight="normal" officeooo:rsid="0011f2f4" officeooo:paragraph-rsid="00129033" style:font-size-asian="9.60000038146973pt" style:font-weight-asian="normal" style:font-size-complex="11pt" style:font-weight-complex="normal"/>
    </style:style>
    <style:style style:name="P22" style:family="paragraph" style:parent-style-name="Standard">
      <style:paragraph-properties fo:line-height="150%" fo:text-align="start" style:justify-single-word="false"/>
      <style:text-properties style:font-name="Arial" fo:font-size="11pt" fo:language="es" fo:country="MX" fo:font-weight="normal" officeooo:rsid="00129033" officeooo:paragraph-rsid="00129033" style:font-size-asian="9.60000038146973pt" style:font-weight-asian="normal" style:font-size-complex="11pt" style:font-weight-complex="normal"/>
    </style:style>
    <style:style style:name="P23" style:family="paragraph" style:parent-style-name="Standard">
      <style:paragraph-properties fo:line-height="150%" fo:text-align="start" style:justify-single-word="false"/>
      <style:text-properties style:font-name="Arial" fo:font-size="11pt" fo:language="es" fo:country="MX" fo:font-weight="normal" officeooo:rsid="00109855" officeooo:paragraph-rsid="00109855" style:font-size-asian="9.60000038146973pt" style:font-weight-asian="normal" style:font-size-complex="11pt" style:font-weight-complex="normal"/>
    </style:style>
    <style:style style:name="P24" style:family="paragraph" style:parent-style-name="Standard">
      <style:paragraph-properties fo:line-height="150%" fo:text-align="start" style:justify-single-word="false"/>
      <style:text-properties style:font-name="Arial" fo:font-size="11pt" fo:language="es" fo:country="MX" fo:font-weight="normal" officeooo:rsid="00165eb0" officeooo:paragraph-rsid="00165eb0" style:font-size-asian="9.60000038146973pt" style:font-weight-asian="normal" style:font-size-complex="11pt" style:font-weight-complex="normal"/>
    </style:style>
    <style:style style:name="P25" style:family="paragraph" style:parent-style-name="Standard">
      <style:paragraph-properties fo:line-height="150%" fo:text-align="start" style:justify-single-word="false"/>
      <style:text-properties style:font-name="Arial" fo:font-size="11pt" fo:language="es" fo:country="MX" fo:font-weight="normal" officeooo:rsid="001a4694" officeooo:paragraph-rsid="001a4694" style:font-size-asian="9.60000038146973pt" style:font-weight-asian="normal" style:font-size-complex="11pt" style:font-weight-complex="normal"/>
    </style:style>
    <style:style style:name="P26" style:family="paragraph" style:parent-style-name="Standard">
      <style:paragraph-properties fo:line-height="150%" fo:text-align="start" style:justify-single-word="false"/>
      <style:text-properties style:font-name="Arial" fo:font-size="11pt" fo:language="es" fo:country="MX" fo:font-weight="normal" officeooo:rsid="001c8f69" officeooo:paragraph-rsid="001c8f69" style:font-size-asian="9.60000038146973pt" style:font-weight-asian="normal" style:font-size-complex="11pt" style:font-weight-complex="normal"/>
    </style:style>
    <style:style style:name="P27" style:family="paragraph" style:parent-style-name="Standard">
      <style:paragraph-properties fo:line-height="150%" fo:text-align="start" style:justify-single-word="false"/>
      <style:text-properties style:font-name="Arial" fo:font-size="11pt" fo:language="es" fo:country="MX" fo:font-weight="normal" officeooo:rsid="001c9737" officeooo:paragraph-rsid="001c9737" style:font-size-asian="9.60000038146973pt" style:font-weight-asian="normal" style:font-size-complex="11pt" style:font-weight-complex="normal"/>
    </style:style>
    <style:style style:name="P28" style:family="paragraph" style:parent-style-name="Standard">
      <style:paragraph-properties fo:line-height="150%" fo:text-align="start" style:justify-single-word="false"/>
      <style:text-properties fo:color="#000000" style:font-name="Arial" fo:font-size="11pt" fo:language="es" fo:country="MX" officeooo:paragraph-rsid="001a4694" style:font-size-asian="11pt" style:font-size-complex="11pt"/>
    </style:style>
    <style:style style:name="P29" style:family="paragraph" style:parent-style-name="Standard">
      <style:paragraph-properties fo:line-height="150%" fo:text-align="start" style:justify-single-word="false"/>
      <style:text-properties fo:color="#000000" style:font-name="Arial" fo:font-size="11pt" fo:language="es" fo:country="MX" fo:font-weight="normal" officeooo:rsid="001a4694" officeooo:paragraph-rsid="001a4694" style:font-size-asian="9.60000038146973pt" style:font-weight-asian="normal" style:font-size-complex="11pt" style:font-weight-complex="normal"/>
    </style:style>
    <style:style style:name="P30" style:family="paragraph" style:parent-style-name="Table_20_Contents">
      <style:paragraph-properties fo:text-align="start" style:justify-single-word="false"/>
      <style:text-properties style:font-name="Arial" fo:font-size="11pt" style:font-size-asian="9.60000038146973pt" style:font-size-complex="11pt"/>
    </style:style>
    <style:style style:name="P31" style:family="paragraph" style:parent-style-name="Table_20_Contents">
      <style:paragraph-properties fo:text-align="start" style:justify-single-word="false"/>
      <style:text-properties style:font-name="Arial" fo:font-size="11pt" officeooo:rsid="00165eb0" officeooo:paragraph-rsid="00165eb0" style:font-size-asian="9.60000038146973pt" style:font-size-complex="11pt"/>
    </style:style>
    <style:style style:name="P32" style:family="paragraph" style:parent-style-name="Table_20_Contents">
      <style:paragraph-properties fo:text-align="start" style:justify-single-word="false"/>
      <style:text-properties style:font-name="Arial" fo:font-size="11pt" officeooo:rsid="001783b8" officeooo:paragraph-rsid="001783b8" style:font-size-asian="9.60000038146973pt" style:font-size-complex="11pt"/>
    </style:style>
    <style:style style:name="P33" style:family="paragraph" style:parent-style-name="Table_20_Contents">
      <style:paragraph-properties fo:text-align="start" style:justify-single-word="false"/>
      <style:text-properties style:font-name="Arial" fo:font-size="11pt" officeooo:rsid="0018c1d2" officeooo:paragraph-rsid="0018c1d2" style:font-size-asian="9.60000038146973pt" style:font-size-complex="11pt"/>
    </style:style>
    <style:style style:name="P34" style:family="paragraph" style:parent-style-name="Table_20_Contents">
      <style:paragraph-properties fo:text-align="start" style:justify-single-word="false"/>
      <style:text-properties style:font-name="Arial" fo:font-size="11pt" officeooo:rsid="001c8f69" officeooo:paragraph-rsid="001c8f69" style:font-size-asian="9.60000038146973pt" style:font-size-complex="11pt"/>
    </style:style>
    <style:style style:name="P35" style:family="paragraph" style:parent-style-name="Table_20_Contents">
      <style:paragraph-properties fo:text-align="start" style:justify-single-word="false"/>
      <style:text-properties style:font-name="Arial" fo:font-size="11pt" officeooo:rsid="001c9737" officeooo:paragraph-rsid="001c9737" style:font-size-asian="9.60000038146973pt" style:font-size-complex="11pt"/>
    </style:style>
    <style:style style:name="P36" style:family="paragraph" style:parent-style-name="Standard">
      <style:paragraph-properties fo:line-height="150%" fo:text-align="start" style:justify-single-word="false"/>
      <style:text-properties style:font-name="Arial" fo:font-size="11pt" fo:language="es" fo:country="MX" fo:font-weight="normal" officeooo:rsid="001c9737" officeooo:paragraph-rsid="001c9737" style:font-size-asian="9.60000038146973pt" style:font-weight-asian="normal" style:font-size-complex="11pt" style:font-weight-complex="normal"/>
    </style:style>
    <style:style style:name="P37" style:family="paragraph" style:parent-style-name="Standard">
      <style:paragraph-properties fo:line-height="150%" fo:text-align="start" style:justify-single-word="false"/>
      <style:text-properties style:font-name="Arial" fo:font-size="11pt" fo:language="es" fo:country="MX" fo:font-weight="normal" officeooo:rsid="001dcbe4" officeooo:paragraph-rsid="001dcbe4" style:font-size-asian="9.60000038146973pt" style:font-weight-asian="normal" style:font-size-complex="11pt" style:font-weight-complex="normal"/>
    </style:style>
    <style:style style:name="P38" style:family="paragraph" style:parent-style-name="Standard">
      <style:paragraph-properties fo:line-height="150%" fo:text-align="start" style:justify-single-word="false"/>
      <style:text-properties style:font-name="Arial" fo:font-size="11pt" fo:language="es" fo:country="MX" fo:font-weight="normal" officeooo:rsid="001dcbe4" officeooo:paragraph-rsid="001f2adc" style:font-size-asian="9.60000038146973pt" style:font-weight-asian="normal" style:font-size-complex="11pt" style:font-weight-complex="normal"/>
    </style:style>
    <style:style style:name="P39" style:family="paragraph" style:parent-style-name="Standard">
      <style:paragraph-properties fo:line-height="150%" fo:text-align="start" style:justify-single-word="false"/>
      <style:text-properties style:font-name="Arial" fo:font-size="11pt" fo:language="es" fo:country="MX" fo:font-weight="normal" officeooo:rsid="0020211c" officeooo:paragraph-rsid="0020211c" style:font-size-asian="9.60000038146973pt" style:font-weight-asian="normal" style:font-size-complex="11pt" style:font-weight-complex="normal"/>
    </style:style>
    <style:style style:name="P40" style:family="paragraph" style:parent-style-name="Standard">
      <style:paragraph-properties fo:line-height="150%" fo:text-align="start" style:justify-single-word="false"/>
      <style:text-properties style:font-name="Arial" fo:font-size="11pt" fo:language="es" fo:country="MX" fo:font-weight="normal" officeooo:rsid="00249dcb" officeooo:paragraph-rsid="00249dcb" style:font-size-asian="9.60000038146973pt" style:font-weight-asian="normal" style:font-size-complex="11pt" style:font-weight-complex="normal"/>
    </style:style>
    <style:style style:name="P41" style:family="paragraph" style:parent-style-name="Standard">
      <style:paragraph-properties fo:line-height="150%" fo:text-align="start" style:justify-single-word="false"/>
      <style:text-properties style:font-name="Arial" fo:font-size="11pt" fo:language="es" fo:country="MX" fo:font-weight="bold" officeooo:rsid="001dcbe4" officeooo:paragraph-rsid="001dcbe4" style:font-size-asian="9.60000038146973pt" style:font-weight-asian="bold" style:font-size-complex="11pt" style:font-weight-complex="bold"/>
    </style:style>
    <style:style style:name="P42" style:family="paragraph" style:parent-style-name="Standard">
      <style:paragraph-properties fo:line-height="150%" fo:text-align="start" style:justify-single-word="false"/>
      <style:text-properties style:font-name="Arial" fo:font-size="11pt" fo:language="es" fo:country="MX" fo:font-weight="bold" officeooo:rsid="0020211c" officeooo:paragraph-rsid="0020211c" style:font-size-asian="9.60000038146973pt" style:font-weight-asian="bold" style:font-size-complex="11pt" style:font-weight-complex="bold"/>
    </style:style>
    <style:style style:name="P43" style:family="paragraph" style:parent-style-name="Standard">
      <style:paragraph-properties fo:line-height="150%" fo:text-align="start" style:justify-single-word="false"/>
      <style:text-properties style:font-name="Arial" fo:font-size="11pt" fo:language="es" fo:country="MX" fo:font-weight="bold" officeooo:rsid="00249dcb" officeooo:paragraph-rsid="00249dcb" style:font-size-asian="9.60000038146973pt" style:font-weight-asian="bold" style:font-size-complex="11pt" style:font-weight-complex="bold"/>
    </style:style>
    <style:style style:name="P44" style:family="paragraph" style:parent-style-name="Table_20_Contents">
      <style:paragraph-properties fo:text-align="start" style:justify-single-word="false"/>
      <style:text-properties style:font-name="Arial" fo:font-size="11pt" officeooo:rsid="001c9737" style:font-size-asian="9.60000038146973pt" style:font-size-complex="11pt"/>
    </style:style>
    <style:style style:name="P45" style:family="paragraph" style:parent-style-name="Table_20_Contents">
      <style:paragraph-properties fo:text-align="start" style:justify-single-word="false"/>
      <style:text-properties style:font-name="Arial" fo:font-size="11pt" style:font-size-asian="9.60000038146973pt" style:font-size-complex="11pt"/>
    </style:style>
    <style:style style:name="P46" style:family="paragraph" style:parent-style-name="Table_20_Contents">
      <style:paragraph-properties fo:text-align="start" style:justify-single-word="false"/>
      <style:text-properties style:font-name="Arial" fo:font-size="11pt" officeooo:rsid="001f2adc" officeooo:paragraph-rsid="001f2adc" style:font-size-asian="9.60000038146973pt" style:font-size-complex="11pt"/>
    </style:style>
    <style:style style:name="P47" style:family="paragraph" style:parent-style-name="Table_20_Contents">
      <style:paragraph-properties fo:text-align="start" style:justify-single-word="false"/>
      <style:text-properties style:font-name="Arial" fo:font-size="11pt" officeooo:rsid="0020211c" officeooo:paragraph-rsid="0020211c" style:font-size-asian="9.60000038146973pt" style:font-size-complex="11pt"/>
    </style:style>
    <style:style style:name="T1" style:family="text">
      <style:text-properties officeooo:rsid="00099b6e"/>
    </style:style>
    <style:style style:name="T2" style:family="text">
      <style:text-properties officeooo:rsid="000af186"/>
    </style:style>
    <style:style style:name="T3" style:family="text">
      <style:text-properties officeooo:rsid="000b32c2"/>
    </style:style>
    <style:style style:name="T4" style:family="text">
      <style:text-properties officeooo:rsid="000cd07c"/>
    </style:style>
    <style:style style:name="T5" style:family="text">
      <style:text-properties officeooo:rsid="000f0926"/>
    </style:style>
    <style:style style:name="T6" style:family="text">
      <style:text-properties officeooo:rsid="000f65de"/>
    </style:style>
    <style:style style:name="T7" style:family="text">
      <style:text-properties officeooo:rsid="000fcb80"/>
    </style:style>
    <style:style style:name="T8" style:family="text">
      <style:text-properties officeooo:rsid="00129033"/>
    </style:style>
    <style:style style:name="T9" style:family="text">
      <style:text-properties officeooo:rsid="00134183"/>
    </style:style>
    <style:style style:name="T10" style:family="text">
      <style:text-properties fo:font-weight="bold" officeooo:rsid="00134183" style:font-weight-asian="bold" style:font-weight-complex="bold"/>
    </style:style>
    <style:style style:name="T11" style:family="text">
      <style:text-properties officeooo:rsid="00152eab"/>
    </style:style>
    <style:style style:name="T12" style:family="text">
      <style:text-properties officeooo:rsid="00165eb0"/>
    </style:style>
    <style:style style:name="T13" style:family="text">
      <style:text-properties officeooo:rsid="001783b8"/>
    </style:style>
    <style:style style:name="T14" style:family="text">
      <style:text-properties officeooo:rsid="001a4694"/>
    </style:style>
    <style:style style:name="T15" style:family="text">
      <style:text-properties fo:language="es" fo:country="ES"/>
    </style:style>
    <style:style style:name="T16" style:family="text">
      <style:text-properties fo:font-weight="normal" officeooo:rsid="001a4694" style:font-weight-asian="normal" style:font-weight-complex="normal"/>
    </style:style>
    <style:style style:name="T17" style:family="text">
      <style:text-properties officeooo:rsid="001c8f69"/>
    </style:style>
    <style:style style:name="T18" style:family="text">
      <style:text-properties officeooo:rsid="001c9737"/>
    </style:style>
    <style:style style:name="T19" style:family="text">
      <style:text-properties officeooo:rsid="001dcbe4"/>
    </style:style>
    <style:style style:name="T20" style:family="text">
      <style:text-properties officeooo:rsid="001f2adc"/>
    </style:style>
    <style:style style:name="T21" style:family="text">
      <style:text-properties officeooo:rsid="0020211c"/>
    </style:style>
    <style:style style:name="T22" style:family="text">
      <style:text-properties officeooo:rsid="0020a73b"/>
    </style:style>
    <style:style style:name="T23" style:family="text">
      <style:text-properties officeooo:rsid="0022a0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otaciones C#</text:p>
      <text:p text:style-name="P2">Capítulo <text:span text:style-name="T1">2</text:span>. <text:span text:style-name="T1">Core C#</text:span> <text:s/></text:p>
      <text:p text:style-name="P12">- <text:span text:style-name="T2">namespace: la palabra reservada namespace declara el namespace donde nuestras clases estan asociadas. El namespace es la manera de agrupar nuestras.</text:span></text:p>
      <text:p text:style-name="P12">- <text:span text:style-name="T3">using: la palabra reservada using indica al compilador en que namespace debe buscar las clases a las que haremos referencia y que no se encuentre en el namespace actual. (es el import en java).</text:span></text:p>
      <text:p text:style-name="P12">- <text:span text:style-name="T4">todo el código C# debe de estar dentro de una clase. La declaración de una clase consiste en la palabra reservada class, seguido del nombre de la clase y un par de llaves ({ }), todo el código asociado a la clase debe de ir dentro de las llaves ({ }).</text:span></text:p>
      <text:p text:style-name="P12">- <text:span text:style-name="T4">Cada programa escrito en C# debe de tener un punto de entrada, este es el método Main. Este método es llamado al ejecutar el programa y debe de regresar nada (void) o un entero (int).</text:span></text:p>
      <text:p text:style-name="P13">- <text:span text:style-name="T4">Definición de un método en C#:</text:span></text:p>
      <text:p text:style-name="P14"><text:tab/>[modifiers] return_type MethodName([params])</text:p>
      <text:p text:style-name="P14"><text:tab/>{</text:p>
      <text:p text:style-name="P14"><text:tab/><text:tab/>// method body</text:p>
      <text:p text:style-name="P14"><text:tab/>}</text:p>
      <text:p text:style-name="P14">- el método Main no necesita ser declarado como publico (public), aún así el runtime (llecar bien que es) puede acceder a el. También debe der ser estático (static) para que el runtime invoque el método sin crear una instancia de la clase.</text:p>
      <text:p text:style-name="P3">Working with variables</text:p>
      <text:p text:style-name="P15">- Sintaxis para declarar una variable en C#:</text:p>
      <text:p text:style-name="P15"><text:tab/>datatype identifier;</text:p>
      <text:p text:style-name="P15">- assignator operator (=): el operador de asignación, utilizado para asignar valores a las variables</text:p>
      <text:p text:style-name="P15">- //: comentarios de una sola linea</text:p>
      <text:p text:style-name="P15">- /* comments */: declarar un bloque de comentarios</text:p>
      <text:p text:style-name="P15">- <text:span text:style-name="T5">se necesita inicializar las variables antes de usarlas, si no se inicializan las variables y las tratamos de utilizar el compilador arrojará un error.</text:span></text:p>
      <text:p text:style-name="P4">Using type inference</text:p>
      <text:p text:style-name="P16">- type inference: para hacer la inferencia de tipos declaramos una variable con la palabra reservada var en lugar de un tipo de dato. Con esto el compilador inferirá que tipo de dato se asigno a una variable declarada de esta manera.</text:p>
      <text:p text:style-name="P16">- reglas para utilizar el type inference:</text:p>
      <text:p text:style-name="P16"><text:tab/>- la variable debe ser inicializada</text:p>
      <text:p text:style-name="P16"><text:tab/>- no debe de inicializarse con un valor nulo (null)</text:p>
      <text:p text:style-name="P16"><text:tab/>- la iniciliazación debe de ser una expresión</text:p>
      <text:p text:style-name="P17"><text:soft-page-break/><text:tab/>- no se puede establecer el inicializador a un objecto a menos que se cree un nuevo objeto en <text:tab/>el inicializador</text:p>
      <text:p text:style-name="P17">- <text:span text:style-name="T6">una vez inferido el tipo de dato ya no podrá ser cambiado</text:span></text:p>
      <text:p text:style-name="P5">Understanding Variable Scope</text:p>
      <text:p text:style-name="P18">- el scope (alcance) de una variable es la región o bloque de código donde una variable puede ser accedida.</text:p>
      <text:p text:style-name="P18">- el scope se determina siguiendo las siguientes reglas:</text:p>
      <text:p text:style-name="P19"><text:tab/>- un field (campo o miembro de una clase) de una clase esta dentro del alcance mientras una <text:tab/>variable local de este tipo este dentro del alcance.</text:p>
      <text:p text:style-name="P19"><text:tab/>- <text:span text:style-name="T7">una variable local estará esta dentro del alcance hasta que una llave marque el fin de un <text:tab/>bloque de código o de un método donde la variable fue declarada.</text:span></text:p>
      <text:p text:style-name="P19"><text:tab/>- <text:span text:style-name="T7">una variable local que es declarada dentro de un bucle esta en el alcance del cuerpo de ese <text:tab/>bucle</text:span></text:p>
      <text:p text:style-name="P6">Working with constants</text:p>
      <text:p text:style-name="P20">- una constante es una variable que no puede cambiar su valor durante su tiempo de vida.</text:p>
      <text:p text:style-name="P20">- añadiendo la palabra reservada const al declarar una variable, creará una variable constante</text:p>
      <text:p text:style-name="P20">- las constantes tienen las siguientes características:</text:p>
      <text:p text:style-name="P20"><text:tab/>- deben ser inicializadas al declararlas</text:p>
      <text:p text:style-name="P20"><text:tab/>- <text:span text:style-name="T8">no se puede inicializar una constante asignando como valor una variable, si se necesita <text:tab/>hacer esto se debe de utilizar una variable de solo lectura</text:span></text:p>
      <text:p text:style-name="P21"><text:tab/>- <text:span text:style-name="T8">las constantes siempre son declaradas estáticas implícitamente por eso no se necesita (y no <text:tab/>se puede) utilizar la palabra reservada static.</text:span></text:p>
      <text:p text:style-name="P22"><text:s/><text:span text:style-name="T10">Value Types and Reference types</text:span></text:p>
      <text:p text:style-name="P22">- <text:span text:style-name="T9">los value types almacenan el valor de una variable directamente en un área de la memoria llamada stack</text:span></text:p>
      <text:p text:style-name="P23">- <text:span text:style-name="T11">los reference types almacenan una referencia del valor almacenado en la variable de este tipo, los reference types se almacenan en un área de la memoria llamada manage heap</text:span></text:p>
      <text:p text:style-name="P23">- <text:span text:style-name="T11">si una variable es de tipo referencia, se puede indicar que la variable haga referencia a ningún objeto asignando null</text:span></text:p>
      <text:p text:style-name="P23">- <text:span text:style-name="T11">las clases creadas son de tipo reference</text:span></text:p>
      <text:p text:style-name="P7">.<text:span text:style-name="T12">NET Types</text:span></text:p>
      <text:p text:style-name="P23">- <text:span text:style-name="T12">los tipos de datos de C# son mapeados por el compilador a .NET data types, con esto se pueden tratar los datos primitivos como si fueran que soportan métodos.</text:span></text:p>
      <text:p text:style-name="P8"/>
      <text:p text:style-name="P8"/>
      <text:p text:style-name="P8"/>
      <text:p text:style-name="P8"><text:soft-page-break/>Predefined Value Types</text:p>
      <text:p text:style-name="P24">- los tipos de valores integrados en .NET son tipos de valores primitivos</text:p>
      <text:p text:style-name="P9">Integer types</text:p>
      <text:p text:style-name="P25">- todas las variables de tipo entero pueden asignar valores decimales, hexadecimales (requiere el prefijo 0x) o binarios (requiere el prefijo 0b)</text:p>
      <text:p text:style-name="P28"><text:span text:style-name="T16">- </text:span><text:span text:style-name="T15">Para especificar cuál de los otros tipos enteros debe tomar el valor, puede agregar uno de los siguientes caracteres al número:</text:span></text:p>
      <text:p text:style-name="P29"><text:tab/>uint ui = 1234U; (agregar una U al final del valor para indicar que es se asignara un valor uint)</text:p>
      <text:p text:style-name="P29"><text:tab/>long l = 1234L; (agregar una L al final del valor para indicar que es se asignara un valor long)</text:p>
      <text:p text:style-name="P29"><text:tab/>ulong ul = 1234UL; (agregar una UL al final del valor para indicar que es un valor ulong)</text:p>
      <text:p text:style-name="P29">- para separar dígitos y mejorar la legibilidad de una cantidad se pueden usar guiones bajos (_) el compilador ignorara esto. </text:p>
      <table:table table:name="Integer_types" table:style-name="Integer_5f_types">
        <table:table-column table:style-name="Integer_5f_types.A" table:number-columns-repeated="3"/>
        <table:table-column table:style-name="Integer_5f_types.D"/>
        <table:table-row>
          <table:table-cell table:style-name="Integer_5f_types.A1" office:value-type="string">
            <text:p text:style-name="P31">Nombre</text:p>
          </table:table-cell>
          <table:table-cell table:style-name="Integer_5f_types.A1" office:value-type="string">
            <text:p text:style-name="P30">.<text:span text:style-name="T12">NET Type</text:span></text:p>
          </table:table-cell>
          <table:table-cell table:style-name="Integer_5f_types.A1" office:value-type="string">
            <text:p text:style-name="P31">Descripción</text:p>
          </table:table-cell>
          <table:table-cell table:style-name="Integer_5f_types.D1" office:value-type="string">
            <text:p text:style-name="P31">Rango (MIN:MAX)</text:p>
          </table:table-cell>
        </table:table-row>
        <table:table-row>
          <table:table-cell table:style-name="Integer_5f_types.A2" office:value-type="string">
            <text:p text:style-name="P31">sbyte</text:p>
          </table:table-cell>
          <table:table-cell table:style-name="Integer_5f_types.A2" office:value-type="string">
            <text:p text:style-name="P31">System.SByte</text:p>
          </table:table-cell>
          <table:table-cell table:style-name="Integer_5f_types.A2" office:value-type="string">
            <text:p text:style-name="P32">Entero con signo de 8 bits</text:p>
          </table:table-cell>
          <table:table-cell table:style-name="Integer_5f_types.D2" office:value-type="string">
            <text:p text:style-name="P31">-<text:span text:style-name="T13">2^7 : 2^7 - 1</text:span></text:p>
          </table:table-cell>
        </table:table-row>
        <table:table-row>
          <table:table-cell table:style-name="Integer_5f_types.A2" office:value-type="string">
            <text:p text:style-name="P32">short</text:p>
          </table:table-cell>
          <table:table-cell table:style-name="Integer_5f_types.A2" office:value-type="string">
            <text:p text:style-name="P32">System.Int16</text:p>
          </table:table-cell>
          <table:table-cell table:style-name="Integer_5f_types.A2" office:value-type="string">
            <text:p text:style-name="P32">Entero con signo de 16 bits</text:p>
          </table:table-cell>
          <table:table-cell table:style-name="Integer_5f_types.D2" office:value-type="string">
            <text:p text:style-name="P31">-<text:span text:style-name="T13">2^15 : 2^15 -1</text:span></text:p>
          </table:table-cell>
        </table:table-row>
        <table:table-row>
          <table:table-cell table:style-name="Integer_5f_types.A2" office:value-type="string">
            <text:p text:style-name="P32">int</text:p>
          </table:table-cell>
          <table:table-cell table:style-name="Integer_5f_types.A2" office:value-type="string">
            <text:p text:style-name="P32">System.Int32</text:p>
          </table:table-cell>
          <table:table-cell table:style-name="Integer_5f_types.A2" office:value-type="string">
            <text:p text:style-name="P32">Entero con signo de 32 bits</text:p>
          </table:table-cell>
          <table:table-cell table:style-name="Integer_5f_types.D2" office:value-type="string">
            <text:p text:style-name="P31">-<text:span text:style-name="T13">2^31 : 2^31 - 1</text:span></text:p>
            <text:p text:style-name="P31"/>
          </table:table-cell>
        </table:table-row>
        <table:table-row>
          <table:table-cell table:style-name="Integer_5f_types.A2" office:value-type="string">
            <text:p text:style-name="P32">long</text:p>
          </table:table-cell>
          <table:table-cell table:style-name="Integer_5f_types.A2" office:value-type="string">
            <text:p text:style-name="P32">System.Int64</text:p>
          </table:table-cell>
          <table:table-cell table:style-name="Integer_5f_types.A2" office:value-type="string">
            <text:p text:style-name="P32">Entero con signo de 64 bits</text:p>
          </table:table-cell>
          <table:table-cell table:style-name="Integer_5f_types.D2" office:value-type="string">
            <text:p text:style-name="P31">-<text:span text:style-name="T13">2^63 : 2^63 - 1</text:span></text:p>
          </table:table-cell>
        </table:table-row>
        <table:table-row>
          <table:table-cell table:style-name="Integer_5f_types.A2" office:value-type="string">
            <text:p text:style-name="P32">byte</text:p>
          </table:table-cell>
          <table:table-cell table:style-name="Integer_5f_types.A2" office:value-type="string">
            <text:p text:style-name="P32">System.Byte</text:p>
          </table:table-cell>
          <table:table-cell table:style-name="Integer_5f_types.A2" office:value-type="string">
            <text:p text:style-name="P32">Entero sin signo de 8 bits</text:p>
          </table:table-cell>
          <table:table-cell table:style-name="Integer_5f_types.D2" office:value-type="string">
            <text:p text:style-name="P32">0 : 2^8 - 1</text:p>
          </table:table-cell>
        </table:table-row>
        <table:table-row>
          <table:table-cell table:style-name="Integer_5f_types.A2" office:value-type="string">
            <text:p text:style-name="P32">unshort</text:p>
          </table:table-cell>
          <table:table-cell table:style-name="Integer_5f_types.A2" office:value-type="string">
            <text:p text:style-name="P32">System.UInt16</text:p>
          </table:table-cell>
          <table:table-cell table:style-name="Integer_5f_types.A2" office:value-type="string">
            <text:p text:style-name="P32">Entero sin signo de 16 bits</text:p>
          </table:table-cell>
          <table:table-cell table:style-name="Integer_5f_types.D2" office:value-type="string">
            <text:p text:style-name="P32">0 : 2^16 - 1</text:p>
          </table:table-cell>
        </table:table-row>
        <table:table-row>
          <table:table-cell table:style-name="Integer_5f_types.A2" office:value-type="string">
            <text:p text:style-name="P32">uint</text:p>
          </table:table-cell>
          <table:table-cell table:style-name="Integer_5f_types.A2" office:value-type="string">
            <text:p text:style-name="P32">System.U<text:span text:style-name="T14">I</text:span>nt32</text:p>
          </table:table-cell>
          <table:table-cell table:style-name="Integer_5f_types.A2" office:value-type="string">
            <text:p text:style-name="P32">Entero sin signo de 32 bits</text:p>
          </table:table-cell>
          <table:table-cell table:style-name="Integer_5f_types.D2" office:value-type="string">
            <text:p text:style-name="P33">0 : 2^32 - 1</text:p>
          </table:table-cell>
        </table:table-row>
        <table:table-row>
          <table:table-cell table:style-name="Integer_5f_types.A9" office:value-type="string">
            <text:p text:style-name="P32">ulong</text:p>
          </table:table-cell>
          <table:table-cell table:style-name="Integer_5f_types.A9" office:value-type="string">
            <text:p text:style-name="P32">System.UInt64</text:p>
          </table:table-cell>
          <table:table-cell table:style-name="Integer_5f_types.A9" office:value-type="string">
            <text:p text:style-name="P32">Entero sin signo de 64 bits</text:p>
          </table:table-cell>
          <table:table-cell table:style-name="Integer_5f_types.D9" office:value-type="string">
            <text:p text:style-name="P33">0 : 2^64 - 1</text:p>
          </table:table-cell>
        </table:table-row>
      </table:table>
      <text:p text:style-name="P24"><text:s/></text:p>
      <text:p text:style-name="P10">Floating-Point types</text:p>
      <table:table table:name="floating_point_table" table:style-name="floating_5f_point_5f_table">
        <table:table-column table:style-name="floating_5f_point_5f_table.A" table:number-columns-repeated="5"/>
        <table:table-row>
          <table:table-cell table:style-name="floating_5f_point_5f_table.A1" office:value-type="string">
            <text:p text:style-name="P34">Name</text:p>
          </table:table-cell>
          <table:table-cell table:style-name="floating_5f_point_5f_table.A1" office:value-type="string">
            <text:p text:style-name="P30">.<text:span text:style-name="T17">NET Type</text:span></text:p>
          </table:table-cell>
          <table:table-cell table:style-name="floating_5f_point_5f_table.A1" office:value-type="string">
            <text:p text:style-name="P34">Description</text:p>
          </table:table-cell>
          <table:table-cell table:style-name="floating_5f_point_5f_table.A1" office:value-type="string">
            <text:p text:style-name="P34">Significant figures</text:p>
          </table:table-cell>
          <table:table-cell table:style-name="floating_5f_point_5f_table.E1" office:value-type="string">
            <text:p text:style-name="P34">Range (AP<text:span text:style-name="T18">P</text:span>ROX)</text:p>
          </table:table-cell>
        </table:table-row>
        <table:table-row>
          <table:table-cell table:style-name="floating_5f_point_5f_table.A2" office:value-type="string">
            <text:p text:style-name="P34">float</text:p>
          </table:table-cell>
          <table:table-cell table:style-name="floating_5f_point_5f_table.A2" office:value-type="string">
            <text:p text:style-name="P34">System.Single</text:p>
          </table:table-cell>
          <table:table-cell table:style-name="floating_5f_point_5f_table.A2" office:value-type="string">
            <text:p text:style-name="P34">Punto flotante de precisión simple de 32 bits</text:p>
          </table:table-cell>
          <table:table-cell table:style-name="floating_5f_point_5f_table.A2" office:value-type="string">
            <text:p text:style-name="P34">7</text:p>
          </table:table-cell>
          <table:table-cell table:style-name="floating_5f_point_5f_table.E2" office:value-type="string">
            <text:p text:style-name="P30">±1.5 × 10<text:span text:style-name="T17">^</text:span>245</text:p>
            <text:p text:style-name="P30">× 1038</text:p>
          </table:table-cell>
        </table:table-row>
        <table:table-row>
          <table:table-cell table:style-name="floating_5f_point_5f_table.A2" office:value-type="string">
            <text:p text:style-name="P34">double</text:p>
          </table:table-cell>
          <table:table-cell table:style-name="floating_5f_point_5f_table.A2" office:value-type="string">
            <text:p text:style-name="P34">System.Double</text:p>
          </table:table-cell>
          <table:table-cell table:style-name="floating_5f_point_5f_table.A2" office:value-type="string">
            <text:p text:style-name="P34">Punto flotante de doble precision de 64 bits</text:p>
          </table:table-cell>
          <table:table-cell table:style-name="floating_5f_point_5f_table.A2" office:value-type="string">
            <text:p text:style-name="P34">15/16</text:p>
          </table:table-cell>
          <table:table-cell table:style-name="floating_5f_point_5f_table.E2" office:value-type="string">
            <text:p text:style-name="P30">±5.0 × 10<text:span text:style-name="T17">^</text:span>2324</text:p>
            <text:p text:style-name="P30">±1.7 × 10<text:span text:style-name="T17">^</text:span>30</text:p>
          </table:table-cell>
        </table:table-row>
      </table:table>
      <text:p text:style-name="P26">- float es para valores de punto flotante más pequeños, los cuales requieren menor precisión</text:p>
      <text:p text:style-name="P26">- los valores double es más voluminoso que el tipo float, pero ofrece mayor precisión (15 dígitos)</text:p>
      <text:p text:style-name="P10"><text:soft-page-break/>The Decimal type</text:p>
      <text:p text:style-name="P26">- <text:span text:style-name="T18">representa números de punto flotante con la precisión más alta</text:span></text:p>
      <text:p text:style-name="P26">- <text:span text:style-name="T18">hay un tipo decimal dedicado a cálculos financieros</text:span></text:p>
      <text:p text:style-name="P26">- <text:span text:style-name="T18">para especificar que tu número es un tipo decimal puedes agregar el caracter M al valor:</text:span></text:p>
      <text:p text:style-name="P26"><text:tab/><text:span text:style-name="T18">decimal d = 12.30M;</text:span></text:p>
      <table:table table:name="decimal_table" table:style-name="decimal_5f_table">
        <table:table-column table:style-name="decimal_5f_table.A" table:number-columns-repeated="5"/>
        <table:table-row>
          <table:table-cell table:style-name="decimal_5f_table.A1" office:value-type="string">
            <text:p text:style-name="P35">Name</text:p>
          </table:table-cell>
          <table:table-cell table:style-name="decimal_5f_table.A1" office:value-type="string">
            <text:p text:style-name="P30">.<text:span text:style-name="T18">NET Type</text:span></text:p>
          </table:table-cell>
          <table:table-cell table:style-name="decimal_5f_table.A1" office:value-type="string">
            <text:p text:style-name="P35">Description</text:p>
          </table:table-cell>
          <table:table-cell table:style-name="decimal_5f_table.A1" office:value-type="string">
            <text:p text:style-name="P35">Significant figures</text:p>
          </table:table-cell>
          <table:table-cell table:style-name="decimal_5f_table.E1" office:value-type="string">
            <text:p text:style-name="P35">Range (APPROX)</text:p>
          </table:table-cell>
        </table:table-row>
        <table:table-row>
          <table:table-cell table:style-name="decimal_5f_table.A2" office:value-type="string">
            <text:p text:style-name="P35">decimal </text:p>
          </table:table-cell>
          <table:table-cell table:style-name="decimal_5f_table.A2" office:value-type="string">
            <text:p text:style-name="P35">System.Decimal</text:p>
          </table:table-cell>
          <table:table-cell table:style-name="decimal_5f_table.A2" office:value-type="string">
            <text:p text:style-name="P35">Notación decimal de alta precisión de 128 bits</text:p>
          </table:table-cell>
          <table:table-cell table:style-name="decimal_5f_table.A2" office:value-type="string">
            <text:p text:style-name="P35">28</text:p>
          </table:table-cell>
          <table:table-cell table:style-name="decimal_5f_table.E2" office:value-type="string">
            <text:p text:style-name="P30">±1.0 × 10<text:span text:style-name="T18">^</text:span>228</text:p>
            <text:p text:style-name="P30">× 10<text:span text:style-name="T18">^</text:span>28</text:p>
          </table:table-cell>
        </table:table-row>
      </table:table>
      <text:p text:style-name="P26"/>
      <text:p text:style-name="P11">The Boolean typ<text:span text:style-name="T19">e</text:span></text:p>
      <text:p text:style-name="P27">- no se puede utilizar 1 o 0 como valores booleans, es obligatorio utilizar true o false.</text:p>
      <table:table table:name="boolean_table" table:style-name="boolean_5f_table">
        <table:table-column table:style-name="boolean_5f_table.A" table:number-columns-repeated="5"/>
        <table:table-row>
          <table:table-cell table:style-name="boolean_5f_table.A1" office:value-type="string">
            <text:p text:style-name="P35">Name</text:p>
          </table:table-cell>
          <table:table-cell table:style-name="boolean_5f_table.A1" office:value-type="string">
            <text:p text:style-name="P44">.NET Type</text:p>
          </table:table-cell>
          <table:table-cell table:style-name="boolean_5f_table.A1" office:value-type="string">
            <text:p text:style-name="P35">Description</text:p>
          </table:table-cell>
          <table:table-cell table:style-name="boolean_5f_table.A1" office:value-type="string">
            <text:p text:style-name="P35">Significant figures</text:p>
          </table:table-cell>
          <table:table-cell table:style-name="boolean_5f_table.E1" office:value-type="string">
            <text:p text:style-name="P35">Range</text:p>
          </table:table-cell>
        </table:table-row>
        <table:table-row>
          <table:table-cell table:style-name="boolean_5f_table.A2" office:value-type="string">
            <text:p text:style-name="P35">bool</text:p>
          </table:table-cell>
          <table:table-cell table:style-name="boolean_5f_table.A2" office:value-type="string">
            <text:p text:style-name="P35">System.Boolean</text:p>
          </table:table-cell>
          <table:table-cell table:style-name="boolean_5f_table.A2" office:value-type="string">
            <text:p text:style-name="P35">Representa true o false</text:p>
          </table:table-cell>
          <table:table-cell table:style-name="boolean_5f_table.A2" office:value-type="string">
            <text:p text:style-name="P35">NA</text:p>
          </table:table-cell>
          <table:table-cell table:style-name="boolean_5f_table.E2" office:value-type="string">
            <text:p text:style-name="P35">true o false</text:p>
          </table:table-cell>
        </table:table-row>
      </table:table>
      <text:p text:style-name="P27"/>
      <text:p text:style-name="P41">The Character type</text:p>
      <text:p text:style-name="P37">- los valores de una variable de tipo char deben de encerrarse dentro de comillas simples</text:p>
      <text:p text:style-name="P37">- los caracteres también pueden declararse usando valores hexadecimales de cuatro dígitos Unicode (‘\u0041’), también usando valores enteros pero casteando a char o como valores hexadecimales (‘\x0041’)</text:p>
      <text:p text:style-name="P38"><text:tab/><text:tab/><text:tab/><text:tab/></text:p>
      <table:table table:name="char_table" table:style-name="char_5f_table">
        <table:table-column table:style-name="char_5f_table.A" table:number-columns-repeated="3"/>
        <table:table-row>
          <table:table-cell table:style-name="char_5f_table.A1" office:value-type="string">
            <text:p text:style-name="P46">Name</text:p>
          </table:table-cell>
          <table:table-cell table:style-name="char_5f_table.A1" office:value-type="string">
            <text:p text:style-name="P30">.<text:span text:style-name="T20">NET Type</text:span></text:p>
          </table:table-cell>
          <table:table-cell table:style-name="char_5f_table.C1" office:value-type="string">
            <text:p text:style-name="P46">Values</text:p>
          </table:table-cell>
        </table:table-row>
        <table:table-row>
          <table:table-cell table:style-name="char_5f_table.A2" office:value-type="string">
            <text:p text:style-name="P46">char</text:p>
          </table:table-cell>
          <table:table-cell table:style-name="char_5f_table.A2" office:value-type="string">
            <text:p text:style-name="P46">System.Char</text:p>
          </table:table-cell>
          <table:table-cell table:style-name="char_5f_table.C2" office:value-type="string">
            <text:p text:style-name="P46">Representa un solo caracter Unicode de 16 bits </text:p>
          </table:table-cell>
        </table:table-row>
      </table:table>
      <text:p text:style-name="P38"><text:tab/><text:tab/><text:tab/><text:tab/><text:tab/><text:tab/><text:tab/><text:tab/><text:tab/><text:tab/><text:tab/><text:tab/><text:tab/><text:tab/> <text:s/></text:p>
      <table:table table:name="Table1" table:style-name="Table1">
        <table:table-column table:style-name="Table1.A" table:number-columns-repeated="2"/>
        <table:table-row>
          <table:table-cell table:style-name="Table1.A1" office:value-type="string">
            <text:p text:style-name="P46">Escape sequence</text:p>
          </table:table-cell>
          <table:table-cell table:style-name="Table1.B1" office:value-type="string">
            <text:p text:style-name="P46">Character</text:p>
          </table:table-cell>
        </table:table-row>
        <table:table-row>
          <table:table-cell table:style-name="Table1.A2" office:value-type="string">
            <text:p text:style-name="P46">\’’</text:p>
          </table:table-cell>
          <table:table-cell table:style-name="Table1.B2" office:value-type="string">
            <text:p text:style-name="P46">Double quotation mark</text:p>
          </table:table-cell>
        </table:table-row>
        <table:table-row>
          <table:table-cell table:style-name="Table1.A2" office:value-type="string">
            <text:p text:style-name="P46">\\</text:p>
          </table:table-cell>
          <table:table-cell table:style-name="Table1.B2" office:value-type="string">
            <text:p text:style-name="P47">backslash</text:p>
          </table:table-cell>
        </table:table-row>
        <table:table-row>
          <table:table-cell table:style-name="Table1.A2" office:value-type="string">
            <text:p text:style-name="P47">\0</text:p>
          </table:table-cell>
          <table:table-cell table:style-name="Table1.B2" office:value-type="string">
            <text:p text:style-name="P47">null</text:p>
          </table:table-cell>
        </table:table-row>
        <table:table-row>
          <table:table-cell table:style-name="Table1.A2" office:value-type="string">
            <text:p text:style-name="P47">\a</text:p>
          </table:table-cell>
          <table:table-cell table:style-name="Table1.B2" office:value-type="string">
            <text:p text:style-name="P47">alert </text:p>
          </table:table-cell>
        </table:table-row>
        <table:table-row>
          <table:table-cell table:style-name="Table1.A2" office:value-type="string">
            <text:p text:style-name="P47">\b</text:p>
          </table:table-cell>
          <table:table-cell table:style-name="Table1.B2" office:value-type="string">
            <text:p text:style-name="P47">backspace</text:p>
          </table:table-cell>
        </table:table-row>
        <table:table-row>
          <table:table-cell table:style-name="Table1.A2" office:value-type="string">
            <text:p text:style-name="P47">\f</text:p>
          </table:table-cell>
          <table:table-cell table:style-name="Table1.B2" office:value-type="string">
            <text:p text:style-name="P47">form feed</text:p>
          </table:table-cell>
        </table:table-row>
        <table:table-row>
          <table:table-cell table:style-name="Table1.A2" office:value-type="string">
            <text:p text:style-name="P47">\n</text:p>
          </table:table-cell>
          <table:table-cell table:style-name="Table1.B2" office:value-type="string">
            <text:p text:style-name="P47">new line</text:p>
          </table:table-cell>
        </table:table-row>
        <table:table-row>
          <table:table-cell table:style-name="Table1.A2" office:value-type="string">
            <text:p text:style-name="P47">\r</text:p>
          </table:table-cell>
          <table:table-cell table:style-name="Table1.B2" office:value-type="string">
            <text:p text:style-name="P47">Carriage return</text:p>
          </table:table-cell>
        </table:table-row>
        <table:table-row>
          <table:table-cell table:style-name="Table1.A2" office:value-type="string">
            <text:p text:style-name="P47">\t</text:p>
          </table:table-cell>
          <table:table-cell table:style-name="Table1.B2" office:value-type="string">
            <text:p text:style-name="P47">Tab character</text:p>
          </table:table-cell>
        </table:table-row>
        <table:table-row>
          <table:table-cell table:style-name="Table1.A2" office:value-type="string">
            <text:p text:style-name="P47">\v</text:p>
          </table:table-cell>
          <table:table-cell table:style-name="Table1.B2" office:value-type="string">
            <text:p text:style-name="P47">Vertical tab</text:p>
          </table:table-cell>
        </table:table-row>
      </table:table>
      <text:p text:style-name="P38"><text:s/></text:p>
      <text:p text:style-name="P42"><text:soft-page-break/>Predifined reference types</text:p>
      <text:p text:style-name="P39">- C# soporta dos tipos referenciados predefinidos, object y string.</text:p>
      <text:p text:style-name="P39">- <text:span text:style-name="T22">concatenas strings usando + operador</text:span></text:p>
      <text:p text:style-name="P39">- <text:span text:style-name="T22">string es un tipo referenciado, se aloja en la memoria heap</text:span></text:p>
      <text:p text:style-name="P39">- <text:span text:style-name="T23">interpolación de string se puede lograr anteponiendo $ a un string y para insertar las variables envolverlas con llaves {var}</text:span></text:p>
      <table:table table:name="predifined_ref" table:style-name="predifined_5f_ref">
        <table:table-column table:style-name="predifined_5f_ref.A" table:number-columns-repeated="3"/>
        <table:table-row>
          <table:table-cell table:style-name="predifined_5f_ref.A1" office:value-type="string">
            <text:p text:style-name="P47">Name</text:p>
          </table:table-cell>
          <table:table-cell table:style-name="predifined_5f_ref.A1" office:value-type="string">
            <text:p text:style-name="P30">.<text:span text:style-name="T21">NET Type</text:span></text:p>
          </table:table-cell>
          <table:table-cell table:style-name="predifined_5f_ref.C1" office:value-type="string">
            <text:p text:style-name="P47">Description</text:p>
          </table:table-cell>
        </table:table-row>
        <table:table-row>
          <table:table-cell table:style-name="predifined_5f_ref.A2" office:value-type="string">
            <text:p text:style-name="P47">object</text:p>
          </table:table-cell>
          <table:table-cell table:style-name="predifined_5f_ref.A2" office:value-type="string">
            <text:p text:style-name="P47">System.Object</text:p>
          </table:table-cell>
          <table:table-cell table:style-name="predifined_5f_ref.C2" office:value-type="string">
            <text:p text:style-name="P47">El tipo raiz. Todos los demás tipos (incluyendo los value types) son derivados de object.</text:p>
          </table:table-cell>
        </table:table-row>
        <table:table-row>
          <table:table-cell table:style-name="predifined_5f_ref.A2" office:value-type="string">
            <text:p text:style-name="P47">string</text:p>
          </table:table-cell>
          <table:table-cell table:style-name="predifined_5f_ref.A2" office:value-type="string">
            <text:p text:style-name="P47">System.String</text:p>
          </table:table-cell>
          <table:table-cell table:style-name="predifined_5f_ref.C2" office:value-type="string">
            <text:p text:style-name="P47">String de caracteres Unicode</text:p>
          </table:table-cell>
        </table:table-row>
      </table:table>
      <text:p text:style-name="P39"/>
      <text:p text:style-name="P43">Controlling program flow</text:p>
      <text:p text:style-name="P40">- nos permite controlar el flujo de nuestro programa</text:p>
      <text:p text:style-name="P43">Conditional statements</text:p>
      <text:p text:style-name="P40">-Sentencia if – else: nos sirve para tomar decisiones en nuestro algoritmo, la sintaxis es igual a la de java.</text:p>
      <text:p text:style-name="P40">- si queremos agregar mas sentencias if hacer else if {}, no hay limites para utilizar 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03:38.937678064</meta:creation-date>
    <dc:date>2020-04-24T00:49:15.012794064</dc:date>
    <meta:editing-duration>PT4H4M27S</meta:editing-duration>
    <meta:editing-cycles>8</meta:editing-cycles>
    <meta:generator>LibreOffice/6.0.7.3$Linux_X86_64 LibreOffice_project/00m0$Build-3</meta:generator>
    <meta:document-statistic meta:table-count="7" meta:image-count="0" meta:object-count="0" meta:page-count="5" meta:paragraph-count="194" meta:word-count="1356" meta:character-count="7703" meta:non-whitespace-character-count="6481"/>
  </office:meta>
</office:document-meta>
</file>